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xlink="http://www.w3.org/1999/xlink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xlink="http://www.w3.org/1999/xlink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Comodites">
            <text:p>Comodites</text:p>
          </table:table-cell>
          <table:table-cell table:style-name="pd1" office:value-type="string" office:value="Name">
            <text:p>Name</text:p>
          </table:table-cell>
          <table:table-cell table:style-name="pd1" office:value-type="string" office:value="Symbol">
            <text:p>Symbol</text:p>
          </table:table-cell>
          <table:table-cell table:style-name="pd1" office:value-type="string" office:value="Len">
            <text:p>Len</text:p>
          </table:table-cell>
          <table:table-cell table:style-name="pd1" office:value-type="string" office:value="Id">
            <text:p>Id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hydrogen">
            <text:p>hydrogen</text:p>
          </table:table-cell>
          <table:table-cell office:value-type="string" office:value="hydrogen">
            <text:p>hydrogen</text:p>
          </table:table-cell>
          <table:table-cell office:value-type="string" office:value="h">
            <text:p>h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barite">
            <text:p>barite</text:p>
          </table:table-cell>
          <table:table-cell office:value-type="string" office:value="helium">
            <text:p>helium</text:p>
          </table:table-cell>
          <table:table-cell office:value-type="string" office:value="he">
            <text:p>he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lithium">
            <text:p>lithium</text:p>
          </table:table-cell>
          <table:table-cell office:value-type="string" office:value="lithium">
            <text:p>lithium</text:p>
          </table:table-cell>
          <table:table-cell office:value-type="string" office:value="li">
            <text:p>li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emerald">
            <text:p>emerald</text:p>
          </table:table-cell>
          <table:table-cell office:value-type="string" office:value="beryllium">
            <text:p>beryllium</text:p>
          </table:table-cell>
          <table:table-cell office:value-type="string" office:value="be">
            <text:p>be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boron">
            <text:p>boron</text:p>
          </table:table-cell>
          <table:table-cell office:value-type="string" office:value="boron">
            <text:p>boron</text:p>
          </table:table-cell>
          <table:table-cell office:value-type="string" office:value="b">
            <text:p>b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kunzite">
            <text:p>kunzite</text:p>
          </table:table-cell>
          <table:table-cell office:value-type="string" office:value="carbon">
            <text:p>carbon</text:p>
          </table:table-cell>
          <table:table-cell office:value-type="string" office:value="c">
            <text:p>c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lapis lazuli">
            <text:p>lapis lazuli</text:p>
          </table:table-cell>
          <table:table-cell office:value-type="string" office:value="nitrogen">
            <text:p>nitrogen</text:p>
          </table:table-cell>
          <table:table-cell office:value-type="string" office:value="n">
            <text:p>n</text:p>
          </table:table-cell>
          <table:table-cell office:value-type="float" office:value="12">
            <text:p>12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oxygen">
            <text:p>oxygen</text:p>
          </table:table-cell>
          <table:table-cell office:value-type="string" office:value="oxygen">
            <text:p>oxygen</text:p>
          </table:table-cell>
          <table:table-cell office:value-type="string" office:value="o">
            <text:p>o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fluorine">
            <text:p>fluorine</text:p>
          </table:table-cell>
          <table:table-cell office:value-type="string" office:value="fluorine">
            <text:p>fluorine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sodium">
            <text:p>sodium</text:p>
          </table:table-cell>
          <table:table-cell office:value-type="string" office:value="sodium">
            <text:p>sodium</text:p>
          </table:table-cell>
          <table:table-cell office:value-type="string" office:value="na">
            <text:p>na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silicon">
            <text:p>silicon</text:p>
          </table:table-cell>
          <table:table-cell office:value-type="string" office:value="silicon">
            <text:p>silicon</text:p>
          </table:table-cell>
          <table:table-cell office:value-type="string" office:value="si">
            <text:p>si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phosphorus">
            <text:p>phosphorus</text:p>
          </table:table-cell>
          <table:table-cell office:value-type="string" office:value="phosphorus">
            <text:p>phosphorus</text:p>
          </table:table-cell>
          <table:table-cell office:value-type="string" office:value="p">
            <text:p>p</text:p>
          </table:table-cell>
          <table:table-cell office:value-type="float" office:value="10">
            <text:p>10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magnesite">
            <text:p>magnesite</text:p>
          </table:table-cell>
          <table:table-cell office:value-type="string" office:value="sulphur">
            <text:p>sulphur</text:p>
          </table:table-cell>
          <table:table-cell office:value-type="string" office:value="s">
            <text:p>s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talc">
            <text:p>talc</text:p>
          </table:table-cell>
          <table:table-cell office:value-type="string" office:value="chlorine">
            <text:p>chlorine</text:p>
          </table:table-cell>
          <table:table-cell office:value-type="string" office:value="cl">
            <text:p>cl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ree">
            <text:p>ree</text:p>
          </table:table-cell>
          <table:table-cell office:value-type="string" office:value="argon">
            <text:p>argon</text:p>
          </table:table-cell>
          <table:table-cell office:value-type="string" office:value="ar">
            <text:p>ar</text:p>
          </table:table-cell>
          <table:table-cell office:value-type="float" office:value="3">
            <text:p>3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potassium">
            <text:p>potassium</text:p>
          </table:table-cell>
          <table:table-cell office:value-type="string" office:value="potassium">
            <text:p>potassium</text:p>
          </table:table-cell>
          <table:table-cell office:value-type="string" office:value="k">
            <text:p>k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ruby">
            <text:p>ruby</text:p>
          </table:table-cell>
          <table:table-cell office:value-type="string" office:value="calcium">
            <text:p>calcium</text:p>
          </table:table-cell>
          <table:table-cell office:value-type="string" office:value="ca">
            <text:p>ca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tourmaline">
            <text:p>tourmaline</text:p>
          </table:table-cell>
          <table:table-cell office:value-type="string" office:value="scandium">
            <text:p>scandium</text:p>
          </table:table-cell>
          <table:table-cell office:value-type="string" office:value="sc">
            <text:p>sc</text:p>
          </table:table-cell>
          <table:table-cell office:value-type="float" office:value="10">
            <text:p>10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clay">
            <text:p>clay</text:p>
          </table:table-cell>
          <table:table-cell office:value-type="string" office:value="titanium">
            <text:p>titanium</text:p>
          </table:table-cell>
          <table:table-cell office:value-type="string" office:value="ti">
            <text:p>ti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bentonite">
            <text:p>bentonite</text:p>
          </table:table-cell>
          <table:table-cell office:value-type="string" office:value="vanadium">
            <text:p>vanadium</text:p>
          </table:table-cell>
          <table:table-cell office:value-type="string" office:value="v">
            <text:p>v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kaolinite">
            <text:p>kaolinite</text:p>
          </table:table-cell>
          <table:table-cell office:value-type="string" office:value="chromium">
            <text:p>chromium</text:p>
          </table:table-cell>
          <table:table-cell office:value-type="string" office:value="cr">
            <text:p>cr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manganese">
            <text:p>manganese</text:p>
          </table:table-cell>
          <table:table-cell office:value-type="string" office:value="manganese">
            <text:p>manganese</text:p>
          </table:table-cell>
          <table:table-cell office:value-type="string" office:value="mn">
            <text:p>mn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iron">
            <text:p>iron</text:p>
          </table:table-cell>
          <table:table-cell office:value-type="string" office:value="iron">
            <text:p>iron</text:p>
          </table:table-cell>
          <table:table-cell office:value-type="string" office:value="fe">
            <text:p>fe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cobalt">
            <text:p>cobalt</text:p>
          </table:table-cell>
          <table:table-cell office:value-type="string" office:value="cobalt">
            <text:p>cobalt</text:p>
          </table:table-cell>
          <table:table-cell office:value-type="string" office:value="co">
            <text:p>co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nickel">
            <text:p>nickel</text:p>
          </table:table-cell>
          <table:table-cell office:value-type="string" office:value="nickel">
            <text:p>nickel</text:p>
          </table:table-cell>
          <table:table-cell office:value-type="string" office:value="ni">
            <text:p>ni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diamond">
            <text:p>diamond</text:p>
          </table:table-cell>
          <table:table-cell office:value-type="string" office:value="copper">
            <text:p>copper</text:p>
          </table:table-cell>
          <table:table-cell office:value-type="string" office:value="cu">
            <text:p>cu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salt">
            <text:p>salt</text:p>
          </table:table-cell>
          <table:table-cell office:value-type="string" office:value="zinc">
            <text:p>zinc</text:p>
          </table:table-cell>
          <table:table-cell office:value-type="string" office:value="zn">
            <text:p>zn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gypsum">
            <text:p>gypsum</text:p>
          </table:table-cell>
          <table:table-cell office:value-type="string" office:value="gallium">
            <text:p>gallium</text:p>
          </table:table-cell>
          <table:table-cell office:value-type="string" office:value="ga">
            <text:p>ga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germanium">
            <text:p>germanium</text:p>
          </table:table-cell>
          <table:table-cell office:value-type="string" office:value="germanium">
            <text:p>germanium</text:p>
          </table:table-cell>
          <table:table-cell office:value-type="string" office:value="ge">
            <text:p>ge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arsenic">
            <text:p>arsenic</text:p>
          </table:table-cell>
          <table:table-cell office:value-type="string" office:value="arsenic">
            <text:p>arsenic</text:p>
          </table:table-cell>
          <table:table-cell office:value-type="string" office:value="as">
            <text:p>as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opal">
            <text:p>opal</text:p>
          </table:table-cell>
          <table:table-cell office:value-type="string" office:value="selenium">
            <text:p>selenium</text:p>
          </table:table-cell>
          <table:table-cell office:value-type="string" office:value="se">
            <text:p>se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silica sand">
            <text:p>silica sand</text:p>
          </table:table-cell>
          <table:table-cell office:value-type="string" office:value="bromine">
            <text:p>bromine</text:p>
          </table:table-cell>
          <table:table-cell office:value-type="string" office:value="br">
            <text:p>br</text:p>
          </table:table-cell>
          <table:table-cell office:value-type="float" office:value="11">
            <text:p>11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asbestos">
            <text:p>asbestos</text:p>
          </table:table-cell>
          <table:table-cell office:value-type="string" office:value="krypton">
            <text:p>krypton</text:p>
          </table:table-cell>
          <table:table-cell office:value-type="string" office:value="kr">
            <text:p>kr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rubidium">
            <text:p>rubidium</text:p>
          </table:table-cell>
          <table:table-cell office:value-type="string" office:value="rubidium">
            <text:p>rubidium</text:p>
          </table:table-cell>
          <table:table-cell office:value-type="string" office:value="rb">
            <text:p>rb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trontium">
            <text:p>strontium</text:p>
          </table:table-cell>
          <table:table-cell office:value-type="string" office:value="strontium">
            <text:p>strontium</text:p>
          </table:table-cell>
          <table:table-cell office:value-type="string" office:value="sr">
            <text:p>sr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yttrium">
            <text:p>yttrium</text:p>
          </table:table-cell>
          <table:table-cell office:value-type="string" office:value="yttrium">
            <text:p>yttrium</text:p>
          </table:table-cell>
          <table:table-cell office:value-type="string" office:value="y">
            <text:p>y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graphite">
            <text:p>graphite</text:p>
          </table:table-cell>
          <table:table-cell office:value-type="string" office:value="zirconium">
            <text:p>zirconium</text:p>
          </table:table-cell>
          <table:table-cell office:value-type="string" office:value="zr">
            <text:p>zr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jade">
            <text:p>jade</text:p>
          </table:table-cell>
          <table:table-cell office:value-type="string" office:value="niobium">
            <text:p>niobium</text:p>
          </table:table-cell>
          <table:table-cell office:value-type="string" office:value="nb">
            <text:p>nb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corundum">
            <text:p>corundum</text:p>
          </table:table-cell>
          <table:table-cell office:value-type="string" office:value="molybdenum">
            <text:p>molybdenum</text:p>
          </table:table-cell>
          <table:table-cell office:value-type="string" office:value="mo">
            <text:p>mo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sapphire">
            <text:p>sapphire</text:p>
          </table:table-cell>
          <table:table-cell office:value-type="string" office:value="technetium">
            <text:p>technetium</text:p>
          </table:table-cell>
          <table:table-cell office:value-type="string" office:value="tc">
            <text:p>tc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zircon">
            <text:p>zircon</text:p>
          </table:table-cell>
          <table:table-cell office:value-type="string" office:value="ruthenium">
            <text:p>ruthenium</text:p>
          </table:table-cell>
          <table:table-cell office:value-type="string" office:value="ru">
            <text:p>ru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rhodium">
            <text:p>rhodium</text:p>
          </table:table-cell>
          <table:table-cell office:value-type="string" office:value="rhodium">
            <text:p>rhodium</text:p>
          </table:table-cell>
          <table:table-cell office:value-type="string" office:value="rh">
            <text:p>rh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palladium">
            <text:p>palladium</text:p>
          </table:table-cell>
          <table:table-cell office:value-type="string" office:value="palladium">
            <text:p>palladium</text:p>
          </table:table-cell>
          <table:table-cell office:value-type="string" office:value="pd">
            <text:p>pd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coal">
            <text:p>coal</text:p>
          </table:table-cell>
          <table:table-cell office:value-type="string" office:value="silver">
            <text:p>silver</text:p>
          </table:table-cell>
          <table:table-cell office:value-type="string" office:value="ag">
            <text:p>ag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cadmium">
            <text:p>cadmium</text:p>
          </table:table-cell>
          <table:table-cell office:value-type="string" office:value="cadmium">
            <text:p>cadmium</text:p>
          </table:table-cell>
          <table:table-cell office:value-type="string" office:value="cd">
            <text:p>cd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indium">
            <text:p>indium</text:p>
          </table:table-cell>
          <table:table-cell office:value-type="string" office:value="indium">
            <text:p>indium</text:p>
          </table:table-cell>
          <table:table-cell office:value-type="string" office:value="in">
            <text:p>in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tin">
            <text:p>tin</text:p>
          </table:table-cell>
          <table:table-cell office:value-type="string" office:value="tin">
            <text:p>tin</text:p>
          </table:table-cell>
          <table:table-cell office:value-type="string" office:value="sn">
            <text:p>sn</text:p>
          </table:table-cell>
          <table:table-cell office:value-type="float" office:value="3">
            <text:p>3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antimony">
            <text:p>antimony</text:p>
          </table:table-cell>
          <table:table-cell office:value-type="string" office:value="antimony">
            <text:p>antimony</text:p>
          </table:table-cell>
          <table:table-cell office:value-type="string" office:value="sb">
            <text:p>sb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tellurium">
            <text:p>tellurium</text:p>
          </table:table-cell>
          <table:table-cell office:value-type="string" office:value="tellurium">
            <text:p>tellurium</text:p>
          </table:table-cell>
          <table:table-cell office:value-type="string" office:value="te">
            <text:p>te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iodine">
            <text:p>iodine</text:p>
          </table:table-cell>
          <table:table-cell office:value-type="string" office:value="iodine">
            <text:p>iodine</text:p>
          </table:table-cell>
          <table:table-cell office:value-type="string" office:value="i">
            <text:p>i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xenon">
            <text:p>xenon</text:p>
          </table:table-cell>
          <table:table-cell office:value-type="string" office:value="xenon">
            <text:p>xenon</text:p>
          </table:table-cell>
          <table:table-cell office:value-type="string" office:value="xe">
            <text:p>xe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perlite">
            <text:p>perlite</text:p>
          </table:table-cell>
          <table:table-cell office:value-type="string" office:value="caesium">
            <text:p>caesium</text:p>
          </table:table-cell>
          <table:table-cell office:value-type="string" office:value="cs">
            <text:p>cs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potash">
            <text:p>potash</text:p>
          </table:table-cell>
          <table:table-cell office:value-type="string" office:value="barium">
            <text:p>barium</text:p>
          </table:table-cell>
          <table:table-cell office:value-type="string" office:value="ba">
            <text:p>ba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sillimanite">
            <text:p>sillimanite</text:p>
          </table:table-cell>
          <table:table-cell office:value-type="string" office:value="lanthanum">
            <text:p>lanthanum</text:p>
          </table:table-cell>
          <table:table-cell office:value-type="string" office:value="la">
            <text:p>la</text:p>
          </table:table-cell>
          <table:table-cell office:value-type="float" office:value="11">
            <text:p>11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wollastonite">
            <text:p>wollastonite</text:p>
          </table:table-cell>
          <table:table-cell office:value-type="string" office:value="cerium">
            <text:p>cerium</text:p>
          </table:table-cell>
          <table:table-cell office:value-type="string" office:value="ce">
            <text:p>ce</text:p>
          </table:table-cell>
          <table:table-cell office:value-type="float" office:value="12">
            <text:p>12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fluorite">
            <text:p>fluorite</text:p>
          </table:table-cell>
          <table:table-cell office:value-type="string" office:value="praseodymium">
            <text:p>praseodymium</text:p>
          </table:table-cell>
          <table:table-cell office:value-type="string" office:value="pr">
            <text:p>pr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neodymium">
            <text:p>neodymium</text:p>
          </table:table-cell>
          <table:table-cell office:value-type="string" office:value="neodymium">
            <text:p>neodymium</text:p>
          </table:table-cell>
          <table:table-cell office:value-type="string" office:value="nd">
            <text:p>nd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pyrophyllite">
            <text:p>pyrophyllite</text:p>
          </table:table-cell>
          <table:table-cell office:value-type="string" office:value="promethium">
            <text:p>promethium</text:p>
          </table:table-cell>
          <table:table-cell office:value-type="string" office:value="pm">
            <text:p>pm</text:p>
          </table:table-cell>
          <table:table-cell office:value-type="float" office:value="12">
            <text:p>12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zeolite">
            <text:p>zeolite</text:p>
          </table:table-cell>
          <table:table-cell office:value-type="string" office:value="samarium">
            <text:p>samarium</text:p>
          </table:table-cell>
          <table:table-cell office:value-type="string" office:value="sm">
            <text:p>sm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europium">
            <text:p>europium</text:p>
          </table:table-cell>
          <table:table-cell office:value-type="string" office:value="europium">
            <text:p>europium</text:p>
          </table:table-cell>
          <table:table-cell office:value-type="string" office:value="eu">
            <text:p>eu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spinel">
            <text:p>spinel</text:p>
          </table:table-cell>
          <table:table-cell office:value-type="string" office:value="gadolinium">
            <text:p>gadolinium</text:p>
          </table:table-cell>
          <table:table-cell office:value-type="string" office:value="gd">
            <text:p>gd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gem">
            <text:p>gem</text:p>
          </table:table-cell>
          <table:table-cell office:value-type="string" office:value="terbium">
            <text:p>terbium</text:p>
          </table:table-cell>
          <table:table-cell office:value-type="string" office:value="tb">
            <text:p>tb</text:p>
          </table:table-cell>
          <table:table-cell office:value-type="float" office:value="3">
            <text:p>3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halloysite">
            <text:p>halloysite</text:p>
          </table:table-cell>
          <table:table-cell office:value-type="string" office:value="dysprosium">
            <text:p>dysprosium</text:p>
          </table:table-cell>
          <table:table-cell office:value-type="string" office:value="dy">
            <text:p>dy</text:p>
          </table:table-cell>
          <table:table-cell office:value-type="float" office:value="10">
            <text:p>10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hectorite">
            <text:p>hectorite</text:p>
          </table:table-cell>
          <table:table-cell office:value-type="string" office:value="holmium">
            <text:p>holmium</text:p>
          </table:table-cell>
          <table:table-cell office:value-type="string" office:value="ho">
            <text:p>ho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pge">
            <text:p>pge</text:p>
          </table:table-cell>
          <table:table-cell office:value-type="string" office:value="erbium">
            <text:p>erbium</text:p>
          </table:table-cell>
          <table:table-cell office:value-type="string" office:value="er">
            <text:p>er</text:p>
          </table:table-cell>
          <table:table-cell office:value-type="float" office:value="3">
            <text:p>3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lithium mica">
            <text:p>lithium mica</text:p>
          </table:table-cell>
          <table:table-cell office:value-type="string" office:value="thulium">
            <text:p>thulium</text:p>
          </table:table-cell>
          <table:table-cell office:value-type="string" office:value="tm">
            <text:p>tm</text:p>
          </table:table-cell>
          <table:table-cell office:value-type="float" office:value="12">
            <text:p>12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mica">
            <text:p>mica</text:p>
          </table:table-cell>
          <table:table-cell office:value-type="string" office:value="ytterbium">
            <text:p>ytterbium</text:p>
          </table:table-cell>
          <table:table-cell office:value-type="string" office:value="yb">
            <text:p>yb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feldspathic sand">
            <text:p>feldspathic sand</text:p>
          </table:table-cell>
          <table:table-cell office:value-type="string" office:value="lutetium">
            <text:p>lutetium</text:p>
          </table:table-cell>
          <table:table-cell office:value-type="string" office:value="lu">
            <text:p>lu</text:p>
          </table:table-cell>
          <table:table-cell office:value-type="float" office:value="16">
            <text:p>1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nepheline syenite">
            <text:p>nepheline syenite</text:p>
          </table:table-cell>
          <table:table-cell office:value-type="string" office:value="hafnium">
            <text:p>hafnium</text:p>
          </table:table-cell>
          <table:table-cell office:value-type="string" office:value="hf">
            <text:p>hf</text:p>
          </table:table-cell>
          <table:table-cell office:value-type="float" office:value="17">
            <text:p>1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tantalum">
            <text:p>tantalum</text:p>
          </table:table-cell>
          <table:table-cell office:value-type="string" office:value="tantalum">
            <text:p>tantalum</text:p>
          </table:table-cell>
          <table:table-cell office:value-type="string" office:value="ta">
            <text:p>ta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tungsten">
            <text:p>tungsten</text:p>
          </table:table-cell>
          <table:table-cell office:value-type="string" office:value="tungsten">
            <text:p>tungsten</text:p>
          </table:table-cell>
          <table:table-cell office:value-type="string" office:value="w">
            <text:p>w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rhenium">
            <text:p>rhenium</text:p>
          </table:table-cell>
          <table:table-cell office:value-type="string" office:value="rhenium">
            <text:p>rhenium</text:p>
          </table:table-cell>
          <table:table-cell office:value-type="string" office:value="re">
            <text:p>re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vermiculite">
            <text:p>vermiculite</text:p>
          </table:table-cell>
          <table:table-cell office:value-type="string" office:value="osmium">
            <text:p>osmium</text:p>
          </table:table-cell>
          <table:table-cell office:value-type="string" office:value="os">
            <text:p>os</text:p>
          </table:table-cell>
          <table:table-cell office:value-type="float" office:value="11">
            <text:p>11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iridium">
            <text:p>iridium</text:p>
          </table:table-cell>
          <table:table-cell office:value-type="string" office:value="iridium">
            <text:p>iridium</text:p>
          </table:table-cell>
          <table:table-cell office:value-type="string" office:value="ir">
            <text:p>ir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magnetite">
            <text:p>magnetite</text:p>
          </table:table-cell>
          <table:table-cell office:value-type="string" office:value="platinum">
            <text:p>platinum</text:p>
          </table:table-cell>
          <table:table-cell office:value-type="string" office:value="pt">
            <text:p>pt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garnet">
            <text:p>garnet</text:p>
          </table:table-cell>
          <table:table-cell office:value-type="string" office:value="gold">
            <text:p>gold</text:p>
          </table:table-cell>
          <table:table-cell office:value-type="string" office:value="au">
            <text:p>au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olivine">
            <text:p>olivine</text:p>
          </table:table-cell>
          <table:table-cell office:value-type="string" office:value="mercury">
            <text:p>mercury</text:p>
          </table:table-cell>
          <table:table-cell office:value-type="string" office:value="hg">
            <text:p>hg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palygorskite">
            <text:p>palygorskite</text:p>
          </table:table-cell>
          <table:table-cell office:value-type="string" office:value="thallium">
            <text:p>thallium</text:p>
          </table:table-cell>
          <table:table-cell office:value-type="string" office:value="tl">
            <text:p>tl</text:p>
          </table:table-cell>
          <table:table-cell office:value-type="float" office:value="12">
            <text:p>12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diatomite">
            <text:p>diatomite</text:p>
          </table:table-cell>
          <table:table-cell office:value-type="string" office:value="lead">
            <text:p>lead</text:p>
          </table:table-cell>
          <table:table-cell office:value-type="string" office:value="pb">
            <text:p>pb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phosphate">
            <text:p>phosphate</text:p>
          </table:table-cell>
          <table:table-cell office:value-type="string" office:value="bismuth">
            <text:p>bismuth</text:p>
          </table:table-cell>
          <table:table-cell office:value-type="string" office:value="bi">
            <text:p>bi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sepiolite">
            <text:p>sepiolite</text:p>
          </table:table-cell>
          <table:table-cell office:value-type="string" office:value="polonium">
            <text:p>polonium</text:p>
          </table:table-cell>
          <table:table-cell office:value-type="string" office:value="po">
            <text:p>po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saponite">
            <text:p>saponite</text:p>
          </table:table-cell>
          <table:table-cell office:value-type="string" office:value="astatine">
            <text:p>astatine</text:p>
          </table:table-cell>
          <table:table-cell office:value-type="string" office:value="at">
            <text:p>at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radon">
            <text:p>radon</text:p>
          </table:table-cell>
          <table:table-cell office:value-type="string" office:value="radon">
            <text:p>radon</text:p>
          </table:table-cell>
          <table:table-cell office:value-type="string" office:value="rn">
            <text:p>rn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bauxite">
            <text:p>bauxite</text:p>
          </table:table-cell>
          <table:table-cell office:value-type="string" office:value="francium">
            <text:p>francium</text:p>
          </table:table-cell>
          <table:table-cell office:value-type="string" office:value="fr">
            <text:p>fr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anhydrite">
            <text:p>anhydrite</text:p>
          </table:table-cell>
          <table:table-cell office:value-type="string" office:value="radium">
            <text:p>radium</text:p>
          </table:table-cell>
          <table:table-cell office:value-type="string" office:value="ra">
            <text:p>ra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actinium">
            <text:p>actinium</text:p>
          </table:table-cell>
          <table:table-cell office:value-type="string" office:value="actinium">
            <text:p>actinium</text:p>
          </table:table-cell>
          <table:table-cell office:value-type="string" office:value="ac">
            <text:p>ac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magnesia">
            <text:p>magnesia</text:p>
          </table:table-cell>
          <table:table-cell office:value-type="string" office:value="thorium">
            <text:p>thorium</text:p>
          </table:table-cell>
          <table:table-cell office:value-type="string" office:value="th">
            <text:p>th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protactinium">
            <text:p>protactinium</text:p>
          </table:table-cell>
          <table:table-cell office:value-type="string" office:value="protactinium">
            <text:p>protactinium</text:p>
          </table:table-cell>
          <table:table-cell office:value-type="string" office:value="pa">
            <text:p>pa</text:p>
          </table:table-cell>
          <table:table-cell office:value-type="float" office:value="12">
            <text:p>12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sodium carbonate">
            <text:p>sodium carbonate</text:p>
          </table:table-cell>
          <table:table-cell office:value-type="string" office:value="uranium">
            <text:p>uranium</text:p>
          </table:table-cell>
          <table:table-cell office:value-type="string" office:value="u">
            <text:p>u</text:p>
          </table:table-cell>
          <table:table-cell office:value-type="float" office:value="16">
            <text:p>1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sodium sulfate">
            <text:p>sodium sulfate</text:p>
          </table:table-cell>
          <table:table-cell office:value-type="string" office:value="neptunium">
            <text:p>neptunium</text:p>
          </table:table-cell>
          <table:table-cell office:value-type="string" office:value="np">
            <text:p>np</text:p>
          </table:table-cell>
          <table:table-cell office:value-type="float" office:value="14">
            <text:p>1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feldspar">
            <text:p>feldspar</text:p>
          </table:table-cell>
          <table:table-cell office:value-type="string" office:value="plutonium">
            <text:p>plutonium</text:p>
          </table:table-cell>
          <table:table-cell office:value-type="string" office:value="pu">
            <text:p>pu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rhodochrosite">
            <text:p>rhodochrosite</text:p>
          </table:table-cell>
          <table:table-cell office:value-type="string" office:value="americium">
            <text:p>americium</text:p>
          </table:table-cell>
          <table:table-cell office:value-type="string" office:value="am">
            <text:p>am</text:p>
          </table:table-cell>
          <table:table-cell office:value-type="float" office:value="13">
            <text:p>13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limestone">
            <text:p>limestone</text:p>
          </table:table-cell>
          <table:table-cell office:value-type="string" office:value="curium">
            <text:p>curium</text:p>
          </table:table-cell>
          <table:table-cell office:value-type="string" office:value="cm">
            <text:p>cm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calcite">
            <text:p>calcite</text:p>
          </table:table-cell>
          <table:table-cell office:value-type="string" office:value="berkelium">
            <text:p>berkelium</text:p>
          </table:table-cell>
          <table:table-cell office:value-type="string" office:value="bk">
            <text:p>bk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amethyst">
            <text:p>amethyst</text:p>
          </table:table-cell>
          <table:table-cell office:value-type="string" office:value="californium">
            <text:p>californium</text:p>
          </table:table-cell>
          <table:table-cell office:value-type="string" office:value="cf">
            <text:p>cf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beryl">
            <text:p>beryl</text:p>
          </table:table-cell>
          <table:table-cell office:value-type="string" office:value="einsteinium">
            <text:p>einsteinium</text:p>
          </table:table-cell>
          <table:table-cell office:value-type="string" office:value="es">
            <text:p>es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topaz">
            <text:p>topaz</text:p>
          </table:table-cell>
          <table:table-cell office:value-type="string" office:value="fermium">
            <text:p>fermium</text:p>
          </table:table-cell>
          <table:table-cell office:value-type="string" office:value="fm">
            <text:p>fm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mendelevium">
            <text:p>mendelevium</text:p>
          </table:table-cell>
          <table:table-cell office:value-type="string" office:value="mendelevium">
            <text:p>mendelevium</text:p>
          </table:table-cell>
          <table:table-cell office:value-type="string" office:value="md">
            <text:p>md</text:p>
          </table:table-cell>
          <table:table-cell office:value-type="float" office:value="11">
            <text:p>11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nobelium">
            <text:p>nobelium</text:p>
          </table:table-cell>
          <table:table-cell office:value-type="string" office:value="nobelium">
            <text:p>nobelium</text:p>
          </table:table-cell>
          <table:table-cell office:value-type="string" office:value="no">
            <text:p>no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lawrencium">
            <text:p>lawrencium</text:p>
          </table:table-cell>
          <table:table-cell office:value-type="string" office:value="lawrencium">
            <text:p>lawrencium</text:p>
          </table:table-cell>
          <table:table-cell office:value-type="string" office:value="lr">
            <text:p>lr</text:p>
          </table:table-cell>
          <table:table-cell office:value-type="float" office:value="10">
            <text:p>10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phlogopite">
            <text:p>phlogopite</text:p>
          </table:table-cell>
          <table:table-cell office:value-type="string" office:value="rutherfordium">
            <text:p>rutherfordium</text:p>
          </table:table-cell>
          <table:table-cell office:value-type="string" office:value="rf">
            <text:p>rf</text:p>
          </table:table-cell>
          <table:table-cell office:value-type="float" office:value="10">
            <text:p>10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dubnium">
            <text:p>dubnium</text:p>
          </table:table-cell>
          <table:table-cell office:value-type="string" office:value="dubnium">
            <text:p>dubnium</text:p>
          </table:table-cell>
          <table:table-cell office:value-type="string" office:value="db">
            <text:p>db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nitrate">
            <text:p>nitrate</text:p>
          </table:table-cell>
          <table:table-cell office:value-type="string" office:value="seaborgium">
            <text:p>seaborgium</text:p>
          </table:table-cell>
          <table:table-cell office:value-type="string" office:value="sg">
            <text:p>sg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bohrium">
            <text:p>bohrium</text:p>
          </table:table-cell>
          <table:table-cell office:value-type="string" office:value="bohrium">
            <text:p>bohrium</text:p>
          </table:table-cell>
          <table:table-cell office:value-type="string" office:value="bh">
            <text:p>bh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hassium">
            <text:p>hassium</text:p>
          </table:table-cell>
          <table:table-cell office:value-type="string" office:value="hassium">
            <text:p>hassium</text:p>
          </table:table-cell>
          <table:table-cell office:value-type="string" office:value="hs">
            <text:p>hs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alunite">
            <text:p>alunite</text:p>
          </table:table-cell>
          <table:table-cell office:value-type="string" office:value="meitnerium">
            <text:p>meitnerium</text:p>
          </table:table-cell>
          <table:table-cell office:value-type="string" office:value="mt">
            <text:p>mt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sylvite">
            <text:p>sylvite</text:p>
          </table:table-cell>
          <table:table-cell office:value-type="string" office:value="darmstadtium">
            <text:p>darmstadtium</text:p>
          </table:table-cell>
          <table:table-cell office:value-type="string" office:value="ds">
            <text:p>ds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amber">
            <text:p>amber</text:p>
          </table:table-cell>
          <table:table-cell office:value-type="string" office:value="roentgenium">
            <text:p>roentgenium</text:p>
          </table:table-cell>
          <table:table-cell office:value-type="string" office:value="rg">
            <text:p>rg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andalusite">
            <text:p>andalusite</text:p>
          </table:table-cell>
          <table:table-cell office:value-type="string" office:value="copernicium">
            <text:p>copernicium</text:p>
          </table:table-cell>
          <table:table-cell office:value-type="string" office:value="cn">
            <text:p>cn</text:p>
          </table:table-cell>
          <table:table-cell office:value-type="float" office:value="10">
            <text:p>10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pumice">
            <text:p>pumice</text:p>
          </table:table-cell>
          <table:table-cell office:value-type="string" office:value="nihonium">
            <text:p>nihonium</text:p>
          </table:table-cell>
          <table:table-cell office:value-type="string" office:value="nh">
            <text:p>nh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cryolite">
            <text:p>cryolite</text:p>
          </table:table-cell>
          <table:table-cell office:value-type="string" office:value="flerovium">
            <text:p>flerovium</text:p>
          </table:table-cell>
          <table:table-cell office:value-type="string" office:value="fl">
            <text:p>fl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muscovite">
            <text:p>muscovite</text:p>
          </table:table-cell>
          <table:table-cell office:value-type="string" office:value="moscovium">
            <text:p>moscovium</text:p>
          </table:table-cell>
          <table:table-cell office:value-type="string" office:value="mc">
            <text:p>mc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dolomite">
            <text:p>dolomite</text:p>
          </table:table-cell>
          <table:table-cell office:value-type="string" office:value="livermorium">
            <text:p>livermorium</text:p>
          </table:table-cell>
          <table:table-cell office:value-type="string" office:value="lv">
            <text:p>lv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marble">
            <text:p>marble</text:p>
          </table:table-cell>
          <table:table-cell office:value-type="string" office:value="tennessine">
            <text:p>tennessine</text:p>
          </table:table-cell>
          <table:table-cell office:value-type="string" office:value="ts">
            <text:p>ts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fluorspar">
            <text:p>fluorspar</text:p>
          </table:table-cell>
          <table:table-cell office:value-type="string" office:value="oganesson">
            <text:p>oganesson</text:p>
          </table:table-cell>
          <table:table-cell office:value-type="string" office:value="og">
            <text:p>og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aquamarine">
            <text:p>aquamar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peridot">
            <text:p>perido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abrasives">
            <text:p>abrasiv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aluminum">
            <text:p>alumin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beryllium">
            <text:p>beryl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bismuth">
            <text:p>bismut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bromine">
            <text:p>brom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cement">
            <text:p>cemen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cesium">
            <text:p>ces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chromium">
            <text:p>chrom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clays">
            <text:p>clay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copper">
            <text:p>copp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gallium">
            <text:p>gal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gemstones">
            <text:p>gemston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gold">
            <text:p>gol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hafnium">
            <text:p>haf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helium">
            <text:p>he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iron and steel">
            <text:p>iron and stee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iron ore">
            <text:p>iron or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iron oxide pigments">
            <text:p>iron oxide pigmen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9">
            <text:p>1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kyanite">
            <text:p>kyan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lead">
            <text:p>lea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lime">
            <text:p>lim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magnesium">
            <text:p>magnes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mercury">
            <text:p>mercur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molybdenum">
            <text:p>molybden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niobium">
            <text:p>niob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nitrogen">
            <text:p>nitroge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peat">
            <text:p>pea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phosphate rock">
            <text:p>phosphate rock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platinum">
            <text:p>platin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quartz crystal">
            <text:p>quartz cryst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rare earths">
            <text:p>rare earth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sand and gravel">
            <text:p>sand and grave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5">
            <text:p>1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scandium">
            <text:p>scand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selenium">
            <text:p>sele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silver">
            <text:p>silv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string" office:value="soda ash">
            <text:p>soda as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string" office:value="stone">
            <text:p>sto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string" office:value="sulfur">
            <text:p>sulfu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string" office:value="thallium">
            <text:p>thall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string" office:value="thorium">
            <text:p>thor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string" office:value="titanium">
            <text:p>tita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string" office:value="vanadium">
            <text:p>vanad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string" office:value="zeolites">
            <text:p>zeolit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string" office:value="zinc">
            <text:p>zinc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string" office:value="zirconium">
            <text:p>zirco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string" office:value="aggregates">
            <text:p>aggregat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string" office:value="alumina">
            <text:p>alumin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string" office:value="calcium">
            <text:p>calc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string" office:value="columbium">
            <text:p>columb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string" office:value="crushed">
            <text:p>crush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string" office:value="dimension">
            <text:p>dimensi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string" office:value="explosives">
            <text:p>explosiv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string" office:value="ferroalloys">
            <text:p>ferroalloy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string" office:value="fuller's">
            <text:p>fuller'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string" office:value="granite">
            <text:p>gran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string" office:value="ilmenite">
            <text:p>ilmen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string" office:value="kaolin">
            <text:p>kaoli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string" office:value="mining">
            <text:p>min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string" office:value="mullite">
            <text:p>mulli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string" office:value="nepheline">
            <text:p>nephel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string" office:value="osmium">
            <text:p>osm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string" office:value="platinum-group">
            <text:p>platinum-group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string" office:value="quartz">
            <text:p>quartz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string" office:value="rare">
            <text:p>rar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string" office:value="recycling">
            <text:p>recycl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string" office:value="ruthenium">
            <text:p>rutheni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string" office:value="rutile">
            <text:p>ruti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string" office:value="sand">
            <text:p>san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string" office:value="sandstone">
            <text:p>sandsto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string" office:value="shell">
            <text:p>shel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string" office:value="silica">
            <text:p>silic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string" office:value="slate">
            <text:p>sla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string" office:value="soda">
            <text:p>sod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string" office:value="statistical">
            <text:p>statistic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string" office:value="steel">
            <text:p>stee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string" office:value="survey">
            <text:p>surve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string" office:value="traprock">
            <text:p>traprock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string" office:value="tripoli">
            <text:p>tripoli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string" office:value="precious">
            <text:p>preciou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string" office:value="underground">
            <text:p>undergroun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minerais?">
            <text:p>minerais?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string" office:value="dungeness">
            <text:p>dungenes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string" office:value="eggplant">
            <text:p>eggplan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string" office:value="eggs">
            <text:p>egg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string" office:value="elderberries">
            <text:p>elderb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2">
            <text:p>12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string" office:value="emus">
            <text:p>emu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string" office:value="endive">
            <text:p>endiv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string" office:value="escarole">
            <text:p>escaro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string" office:value="farm">
            <text:p>far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string" office:value="fescue">
            <text:p>fescu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string" office:value="figs">
            <text:p>fig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string" office:value="fish">
            <text:p>fis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string" office:value="flax">
            <text:p>flax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string" office:value="flounder">
            <text:p>flound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string" office:value="flowers">
            <text:p>flower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string" office:value="game">
            <text:p>gam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string" office:value="garlic">
            <text:p>garlic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string" office:value="goat">
            <text:p>goa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string" office:value="gooseberries">
            <text:p>gooseb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2">
            <text:p>12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string" office:value="gourds">
            <text:p>gourd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string" office:value="grapes">
            <text:p>grap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string" office:value="green">
            <text:p>gree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string" office:value="greenhouse">
            <text:p>greenhous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string" office:value="greens">
            <text:p>green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string" office:value="halibut">
            <text:p>halibu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string" office:value="hay">
            <text:p>ha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string" office:value="hazelnuts">
            <text:p>hazelnu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string" office:value="herbs">
            <text:p>herb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string" office:value="hogs">
            <text:p>hog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string" office:value="honey">
            <text:p>hone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string" office:value="hops">
            <text:p>hop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string" office:value="horseradish">
            <text:p>horseradis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string" office:value="horses">
            <text:p>hors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string" office:value="huckleberries">
            <text:p>huckleb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3">
            <text:p>1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string" office:value="ice">
            <text:p>ic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string" office:value="iris">
            <text:p>iri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string" office:value="jam">
            <text:p>ja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string" office:value="jasmine">
            <text:p>jasm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string" office:value="juniper">
            <text:p>junip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string" office:value="kale">
            <text:p>ka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string" office:value="kelp">
            <text:p>kelp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string" office:value="kentucky">
            <text:p>kentuck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string" office:value="kiwi">
            <text:p>kiwi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string" office:value="leeks">
            <text:p>leek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string" office:value="lentils">
            <text:p>lentil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string" office:value="lettuce">
            <text:p>lettuc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string" office:value="alfalfa">
            <text:p>alfalf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string" office:value="alpacas/llamas">
            <text:p>alpacas/llama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4">
            <text:p>1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string" office:value="angus">
            <text:p>angu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string" office:value="apples">
            <text:p>appl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string" office:value="apricots">
            <text:p>aprico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string" office:value="arborvitaes">
            <text:p>arborvita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string" office:value="arugula">
            <text:p>arugul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string" office:value="artichokes">
            <text:p>artichok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string" office:value="asparagus">
            <text:p>asparagu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string" office:value="barley">
            <text:p>barle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string" office:value="bass">
            <text:p>bas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string" office:value="beans">
            <text:p>bean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string" office:value="bees">
            <text:p>be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string" office:value="beets">
            <text:p>bee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string" office:value="bentgrass">
            <text:p>bentgras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string" office:value="birdsfoot">
            <text:p>birdsfoo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string" office:value="blackberries">
            <text:p>blackb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2">
            <text:p>12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string" office:value="blueberries">
            <text:p>blueb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string" office:value="boysenberries">
            <text:p>boysenb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3">
            <text:p>1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string" office:value="broccoli">
            <text:p>broccoli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string" office:value="brussel">
            <text:p>brusse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string" office:value="buckwheat">
            <text:p>buckwhea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string" office:value="cabbage">
            <text:p>cabbag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string" office:value="canola">
            <text:p>canol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string" office:value="cantaloupes">
            <text:p>cantaloup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string" office:value="carrots">
            <text:p>carro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string" office:value="cattle">
            <text:p>catt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string" office:value="cauliflower">
            <text:p>cauliflow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string" office:value="celery">
            <text:p>celer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string" office:value="cherries">
            <text:p>ch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string" office:value="chickens">
            <text:p>chicken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string" office:value="christmas">
            <text:p>christma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string" office:value="clams">
            <text:p>clam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string" office:value="clover">
            <text:p>clov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string" office:value="cod">
            <text:p>co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string" office:value="corn">
            <text:p>cor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string" office:value="cranberries">
            <text:p>cranb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string" office:value="cucumbers">
            <text:p>cucumber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string" office:value="currants">
            <text:p>curran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string" office:value="daffodils">
            <text:p>daffodil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string" office:value="dairy">
            <text:p>dair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string" office:value="dill">
            <text:p>dil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string" office:value="dogwood">
            <text:p>dogwoo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string" office:value="douglas">
            <text:p>dougla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string" office:value="loganberries">
            <text:p>loganb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2">
            <text:p>12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string" office:value="meadow">
            <text:p>meadow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string" office:value="meadowfoam">
            <text:p>meadowfoa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string" office:value="milk">
            <text:p>milk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string" office:value="mink">
            <text:p>mink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string" office:value="mint">
            <text:p>min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string" office:value="mules">
            <text:p>mul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string" office:value="mushrooms">
            <text:p>mushroom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string" office:value="mustard">
            <text:p>mustar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string" office:value="myrtle">
            <text:p>myrt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string" office:value="nectarines">
            <text:p>nectarin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string" office:value="nursery">
            <text:p>nurser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string" office:value="nuts">
            <text:p>nu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string" office:value="oats">
            <text:p>oa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string" office:value="olives">
            <text:p>oliv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string" office:value="onions">
            <text:p>onion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string" office:value="orchardgrass">
            <text:p>orchardgras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2">
            <text:p>12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string" office:value="oysters">
            <text:p>oyster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string" office:value="parsley">
            <text:p>parsle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string" office:value="parsnips">
            <text:p>parsnip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string" office:value="peaches">
            <text:p>peach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string" office:value="pears">
            <text:p>pear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string" office:value="peas">
            <text:p>pea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string" office:value="peppermint">
            <text:p>peppermin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string" office:value="peppers">
            <text:p>pepper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string" office:value="perch">
            <text:p>perc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string" office:value="plants">
            <text:p>plan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string" office:value="plums">
            <text:p>plum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string" office:value="ponderosa">
            <text:p>ponderos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string" office:value="poplar">
            <text:p>popla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string" office:value="potatoes">
            <text:p>potato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string" office:value="prunes">
            <text:p>prun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string" office:value="pumpkins">
            <text:p>pumpkin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string" office:value="quince">
            <text:p>quinc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string" office:value="rabbits">
            <text:p>rabbi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string" office:value="radish">
            <text:p>radis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string" office:value="radishes">
            <text:p>radish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string" office:value="raspberries">
            <text:p>raspb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string" office:value="red">
            <text:p>r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string" office:value="reed">
            <text:p>re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string" office:value="rhubarb">
            <text:p>rhubarb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string" office:value="rice">
            <text:p>ric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string" office:value="rockfish">
            <text:p>rockfis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string" office:value="rutabagas">
            <text:p>rutabaga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string" office:value="rye">
            <text:p>ry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string" office:value="ryegrass">
            <text:p>ryegras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string" office:value="safflower">
            <text:p>safflow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string" office:value="salmon">
            <text:p>salm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string" office:value="shad">
            <text:p>sha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string" office:value="sheep">
            <text:p>sheep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string" office:value="shrimp">
            <text:p>shrimp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string" office:value="shrubs">
            <text:p>shrub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string" office:value="silage">
            <text:p>silag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string" office:value="sorghum">
            <text:p>sorghu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string" office:value="soybeans">
            <text:p>soybean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string" office:value="spruce">
            <text:p>spruc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string" office:value="smelt">
            <text:p>smel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string" office:value="sod">
            <text:p>so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string" office:value="spinach">
            <text:p>spinac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string" office:value="squash">
            <text:p>squas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string" office:value="steelhead">
            <text:p>steelhea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string" office:value="straw">
            <text:p>straw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string" office:value="strawberries">
            <text:p>strawberr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2">
            <text:p>12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string" office:value="sturgeon">
            <text:p>sturge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string" office:value="sugarbeets">
            <text:p>sugarbee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string" office:value="sunflower">
            <text:p>sunflow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string" office:value="swiss">
            <text:p>swis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string" office:value="tomatoes">
            <text:p>tomato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string" office:value="trees">
            <text:p>tre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string" office:value="trout">
            <text:p>trou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string" office:value="tulips">
            <text:p>tulip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string" office:value="tuna">
            <text:p>tun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string" office:value="turf">
            <text:p>turf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string" office:value="turkeys">
            <text:p>turkey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string" office:value="turnips">
            <text:p>turnip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string" office:value="umbrella">
            <text:p>umbrell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string" office:value="vegetable">
            <text:p>vegetab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string" office:value="vetch">
            <text:p>vetc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string" office:value="walnuts">
            <text:p>walnu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string" office:value="wasabi">
            <text:p>wasabi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string" office:value="watermelon">
            <text:p>watermel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string" office:value="wheat">
            <text:p>whea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string" office:value="wool">
            <text:p>woo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string" office:value="xeropyte">
            <text:p>xeropy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string" office:value="plant)">
            <text:p>plant)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string" office:value="yams">
            <text:p>yam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string" office:value="yogurt">
            <text:p>yogur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string" office:value="zinnias">
            <text:p>zinnia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string" office:value="zucchin">
            <text:p>zucchi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string" office:value="food">
            <text:p>foo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string" office:value="10.">
            <text:p>10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string" office:value="11.">
            <text:p>11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string" office:value="12.">
            <text:p>12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string" office:value="13.">
            <text:p>13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string" office:value="14.">
            <text:p>14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string" office:value="15.">
            <text:p>15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string" office:value="16.">
            <text:p>16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string" office:value="17.">
            <text:p>17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string" office:value="18.">
            <text:p>18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string" office:value="19.">
            <text:p>19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string" office:value="20.">
            <text:p>20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string" office:value="21.">
            <text:p>21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string" office:value="22.">
            <text:p>22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string" office:value="23.">
            <text:p>23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string" office:value="24.">
            <text:p>24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string" office:value="25.">
            <text:p>25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string" office:value="26.">
            <text:p>26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string" office:value="27.">
            <text:p>27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string" office:value="oilseeds">
            <text:p>oilseed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string" office:value="fruits">
            <text:p>frui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string" office:value="28.">
            <text:p>28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string" office:value="29.">
            <text:p>29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string" office:value="30.">
            <text:p>30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string" office:value="31.">
            <text:p>31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string" office:value="32.">
            <text:p>32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string" office:value="33.">
            <text:p>33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string" office:value="34.">
            <text:p>34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string" office:value="35.">
            <text:p>35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string" office:value="36.">
            <text:p>36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string" office:value="37.">
            <text:p>37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string" office:value="38.">
            <text:p>38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string" office:value="39.">
            <text:p>39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string" office:value="40.">
            <text:p>40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string" office:value="41.">
            <text:p>41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string" office:value="42.">
            <text:p>42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string" office:value="43.">
            <text:p>43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string" office:value="vegetables">
            <text:p>vegetabl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string" office:value="44.">
            <text:p>44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string" office:value="45.">
            <text:p>45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string" office:value="46.">
            <text:p>46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string" office:value="47.">
            <text:p>47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string" office:value="48.">
            <text:p>48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string" office:value="49.">
            <text:p>49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string" office:value="50.">
            <text:p>50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string" office:value="51.">
            <text:p>51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string" office:value="52.">
            <text:p>52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string" office:value="53.">
            <text:p>53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string" office:value="54.">
            <text:p>54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string" office:value="55.">
            <text:p>55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string" office:value="56.">
            <text:p>56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string" office:value="57.">
            <text:p>57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string" office:value="spices">
            <text:p>spic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string" office:value="misc">
            <text:p>misc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string" office:value="pelts">
            <text:p>pel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string" office:value="pies">
            <text:p>pi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31">
            <text:p>431</text:p>
          </table:table-cell>
          <table:table-cell office:value-type="string" office:value="pigeons">
            <text:p>pigeon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32">
            <text:p>432</text:p>
          </table:table-cell>
          <table:table-cell office:value-type="string" office:value="horticultural">
            <text:p>horticultur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3">
            <text:p>1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33">
            <text:p>433</text:p>
          </table:table-cell>
          <table:table-cell office:value-type="string" office:value="poles">
            <text:p>pol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34">
            <text:p>434</text:p>
          </table:table-cell>
          <table:table-cell office:value-type="string" office:value="popcorn">
            <text:p>popcor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35">
            <text:p>435</text:p>
          </table:table-cell>
          <table:table-cell office:value-type="string" office:value="poultry">
            <text:p>poultr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36">
            <text:p>436</text:p>
          </table:table-cell>
          <table:table-cell office:value-type="string" office:value="additives">
            <text:p>additiv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37">
            <text:p>437</text:p>
          </table:table-cell>
          <table:table-cell office:value-type="string" office:value="gravy">
            <text:p>grav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38">
            <text:p>438</text:p>
          </table:table-cell>
          <table:table-cell office:value-type="string" office:value="with">
            <text:p>wit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39">
            <text:p>439</text:p>
          </table:table-cell>
          <table:table-cell office:value-type="string" office:value="exemption">
            <text:p>exempti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40">
            <text:p>440</text:p>
          </table:table-cell>
          <table:table-cell office:value-type="string" office:value="weight">
            <text:p>weigh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41">
            <text:p>441</text:p>
          </table:table-cell>
          <table:table-cell office:value-type="string" office:value="blood">
            <text:p>bloo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42">
            <text:p>442</text:p>
          </table:table-cell>
          <table:table-cell office:value-type="string" office:value="which">
            <text:p>whic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43">
            <text:p>443</text:p>
          </table:table-cell>
          <table:table-cell office:value-type="string" office:value="machine">
            <text:p>mach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44">
            <text:p>444</text:p>
          </table:table-cell>
          <table:table-cell office:value-type="string" office:value="exempt">
            <text:p>exemp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45">
            <text:p>445</text:p>
          </table:table-cell>
          <table:table-cell office:value-type="string" office:value="broth">
            <text:p>brot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46">
            <text:p>446</text:p>
          </table:table-cell>
          <table:table-cell office:value-type="string" office:value="into">
            <text:p>into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47">
            <text:p>447</text:p>
          </table:table-cell>
          <table:table-cell office:value-type="string" office:value="carcasses">
            <text:p>carcass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48">
            <text:p>448</text:p>
          </table:table-cell>
          <table:table-cell office:value-type="string" office:value="cut">
            <text:p>cu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49">
            <text:p>449</text:p>
          </table:table-cell>
          <table:table-cell office:value-type="string" office:value="breaded">
            <text:p>bread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50">
            <text:p>450</text:p>
          </table:table-cell>
          <table:table-cell office:value-type="string" office:value="marinated">
            <text:p>marinat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51">
            <text:p>451</text:p>
          </table:table-cell>
          <table:table-cell office:value-type="string" office:value="frozen">
            <text:p>froze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52">
            <text:p>452</text:p>
          </table:table-cell>
          <table:table-cell office:value-type="string" office:value="no.">
            <text:p>no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53">
            <text:p>453</text:p>
          </table:table-cell>
          <table:table-cell office:value-type="string" office:value="deboned">
            <text:p>debon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54">
            <text:p>454</text:p>
          </table:table-cell>
          <table:table-cell office:value-type="string" office:value="office">
            <text:p>offic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55">
            <text:p>455</text:p>
          </table:table-cell>
          <table:table-cell office:value-type="string" office:value="dehydrated">
            <text:p>dehydrat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56">
            <text:p>456</text:p>
          </table:table-cell>
          <table:table-cell office:value-type="string" office:value="includes">
            <text:p>includ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57">
            <text:p>457</text:p>
          </table:table-cell>
          <table:table-cell office:value-type="string" office:value="not">
            <text:p>no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58">
            <text:p>458</text:p>
          </table:table-cell>
          <table:table-cell office:value-type="string" office:value="dinners">
            <text:p>dinner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59">
            <text:p>459</text:p>
          </table:table-cell>
          <table:table-cell office:value-type="string" office:value="dressed">
            <text:p>dress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60">
            <text:p>460</text:p>
          </table:table-cell>
          <table:table-cell office:value-type="string" office:value="law.">
            <text:p>law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61">
            <text:p>461</text:p>
          </table:table-cell>
          <table:table-cell office:value-type="string" office:value="fat">
            <text:p>fa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62">
            <text:p>462</text:p>
          </table:table-cell>
          <table:table-cell office:value-type="string" office:value="cooked">
            <text:p>cook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63">
            <text:p>463</text:p>
          </table:table-cell>
          <table:table-cell office:value-type="string" office:value="reduced">
            <text:p>reduc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64">
            <text:p>464</text:p>
          </table:table-cell>
          <table:table-cell office:value-type="string" office:value="feathers">
            <text:p>feather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65">
            <text:p>465</text:p>
          </table:table-cell>
          <table:table-cell office:value-type="string" office:value="live">
            <text:p>liv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66">
            <text:p>466</text:p>
          </table:table-cell>
          <table:table-cell office:value-type="string" office:value="offal">
            <text:p>off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67">
            <text:p>467</text:p>
          </table:table-cell>
          <table:table-cell office:value-type="string" office:value="products">
            <text:p>produc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68">
            <text:p>468</text:p>
          </table:table-cell>
          <table:table-cell office:value-type="string" office:value="picked">
            <text:p>pick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69">
            <text:p>469</text:p>
          </table:table-cell>
          <table:table-cell office:value-type="string" office:value="powdered">
            <text:p>powder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70">
            <text:p>470</text:p>
          </table:table-cell>
          <table:table-cell office:value-type="string" office:value="fine">
            <text:p>fi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71">
            <text:p>471</text:p>
          </table:table-cell>
          <table:table-cell office:value-type="string" office:value="rolled">
            <text:p>roll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72">
            <text:p>472</text:p>
          </table:table-cell>
          <table:table-cell office:value-type="string" office:value="rolls">
            <text:p>roll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73">
            <text:p>473</text:p>
          </table:table-cell>
          <table:table-cell office:value-type="string" office:value="sticks">
            <text:p>stick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74">
            <text:p>474</text:p>
          </table:table-cell>
          <table:table-cell office:value-type="string" office:value="stuffed">
            <text:p>stuff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75">
            <text:p>475</text:p>
          </table:table-cell>
          <table:table-cell office:value-type="string" office:value="but">
            <text:p>bu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76">
            <text:p>476</text:p>
          </table:table-cell>
          <table:table-cell office:value-type="string" office:value="purees">
            <text:p>pure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77">
            <text:p>477</text:p>
          </table:table-cell>
          <table:table-cell office:value-type="string" office:value="raisins">
            <text:p>raisin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78">
            <text:p>478</text:p>
          </table:table-cell>
          <table:table-cell office:value-type="string" office:value="raisin">
            <text:p>raisi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79">
            <text:p>479</text:p>
          </table:table-cell>
          <table:table-cell office:value-type="string" office:value="ramie">
            <text:p>rami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80">
            <text:p>480</text:p>
          </table:table-cell>
          <table:table-cell office:value-type="string" office:value="agricultural">
            <text:p>agricultur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2">
            <text:p>12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81">
            <text:p>481</text:p>
          </table:table-cell>
          <table:table-cell office:value-type="string" office:value="enterprise">
            <text:p>enterpris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82">
            <text:p>482</text:p>
          </table:table-cell>
          <table:table-cell office:value-type="string" office:value="producers">
            <text:p>producer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83">
            <text:p>483</text:p>
          </table:table-cell>
          <table:table-cell office:value-type="string" office:value="production.">
            <text:p>production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84">
            <text:p>484</text:p>
          </table:table-cell>
          <table:table-cell office:value-type="string" office:value="amendment">
            <text:p>amendmen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85">
            <text:p>485</text:p>
          </table:table-cell>
          <table:table-cell office:value-type="string" office:value="residue">
            <text:p>residu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86">
            <text:p>486</text:p>
          </table:table-cell>
          <table:table-cell office:value-type="string" office:value="remaining">
            <text:p>remain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87">
            <text:p>487</text:p>
          </table:table-cell>
          <table:table-cell office:value-type="string" office:value="various">
            <text:p>variou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88">
            <text:p>488</text:p>
          </table:table-cell>
          <table:table-cell office:value-type="string" office:value="resin">
            <text:p>resi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89">
            <text:p>489</text:p>
          </table:table-cell>
          <table:table-cell office:value-type="string" office:value="roots">
            <text:p>roo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90">
            <text:p>490</text:p>
          </table:table-cell>
          <table:table-cell office:value-type="string" office:value="rubber">
            <text:p>rubb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91">
            <text:p>491</text:p>
          </table:table-cell>
          <table:table-cell office:value-type="string" office:value="decorative">
            <text:p>decorativ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92">
            <text:p>492</text:p>
          </table:table-cell>
          <table:table-cell office:value-type="string" office:value="act">
            <text:p>ac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93">
            <text:p>493</text:p>
          </table:table-cell>
          <table:table-cell office:value-type="string" office:value="sap">
            <text:p>sap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94">
            <text:p>494</text:p>
          </table:table-cell>
          <table:table-cell office:value-type="string" office:value="sawdust">
            <text:p>sawdus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95">
            <text:p>495</text:p>
          </table:table-cell>
          <table:table-cell office:value-type="string" office:value="sea">
            <text:p>se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96">
            <text:p>496</text:p>
          </table:table-cell>
          <table:table-cell office:value-type="string" office:value="seasoning">
            <text:p>season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97">
            <text:p>497</text:p>
          </table:table-cell>
          <table:table-cell office:value-type="string" office:value="commodity">
            <text:p>commodit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98">
            <text:p>498</text:p>
          </table:table-cell>
          <table:table-cell office:value-type="string" office:value="insignificant">
            <text:p>insignifican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3">
            <text:p>1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499">
            <text:p>499</text:p>
          </table:table-cell>
          <table:table-cell office:value-type="string" office:value="seaweed">
            <text:p>seawe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00">
            <text:p>500</text:p>
          </table:table-cell>
          <table:table-cell office:value-type="string" office:value="law">
            <text:p>law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01">
            <text:p>501</text:p>
          </table:table-cell>
          <table:table-cell office:value-type="string" office:value="seeds">
            <text:p>seed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02">
            <text:p>502</text:p>
          </table:table-cell>
          <table:table-cell office:value-type="string" office:value="anise">
            <text:p>anis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03">
            <text:p>503</text:p>
          </table:table-cell>
          <table:table-cell office:value-type="string" office:value="process">
            <text:p>proces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04">
            <text:p>504</text:p>
          </table:table-cell>
          <table:table-cell office:value-type="string" office:value="bird">
            <text:p>bir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05">
            <text:p>505</text:p>
          </table:table-cell>
          <table:table-cell office:value-type="string" office:value="feeds">
            <text:p>feed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06">
            <text:p>506</text:p>
          </table:table-cell>
          <table:table-cell office:value-type="string" office:value="cotton">
            <text:p>cott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07">
            <text:p>507</text:p>
          </table:table-cell>
          <table:table-cell office:value-type="string" office:value="cottonseed">
            <text:p>cottonse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08">
            <text:p>508</text:p>
          </table:table-cell>
          <table:table-cell office:value-type="string" office:value="deawned">
            <text:p>deawn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09">
            <text:p>509</text:p>
          </table:table-cell>
          <table:table-cell office:value-type="string" office:value="grass">
            <text:p>gras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10">
            <text:p>510</text:p>
          </table:table-cell>
          <table:table-cell office:value-type="string" office:value="boxes">
            <text:p>box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11">
            <text:p>511</text:p>
          </table:table-cell>
          <table:table-cell office:value-type="string" office:value="hybrid">
            <text:p>hybri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12">
            <text:p>512</text:p>
          </table:table-cell>
          <table:table-cell office:value-type="string" office:value="inoculated">
            <text:p>inoculat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13">
            <text:p>513</text:p>
          </table:table-cell>
          <table:table-cell office:value-type="string" office:value="meal">
            <text:p>me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14">
            <text:p>514</text:p>
          </table:table-cell>
          <table:table-cell office:value-type="string" office:value="natural">
            <text:p>natura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15">
            <text:p>515</text:p>
          </table:table-cell>
          <table:table-cell office:value-type="string" office:value="oil">
            <text:p>oi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16">
            <text:p>516</text:p>
          </table:table-cell>
          <table:table-cell office:value-type="string" office:value="packets">
            <text:p>packe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17">
            <text:p>517</text:p>
          </table:table-cell>
          <table:table-cell office:value-type="string" office:value="racks">
            <text:p>rack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18">
            <text:p>518</text:p>
          </table:table-cell>
          <table:table-cell office:value-type="string" office:value="scarified">
            <text:p>scarifi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19">
            <text:p>519</text:p>
          </table:table-cell>
          <table:table-cell office:value-type="string" office:value="screened">
            <text:p>screen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20">
            <text:p>520</text:p>
          </table:table-cell>
          <table:table-cell office:value-type="string" office:value="seed">
            <text:p>se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21">
            <text:p>521</text:p>
          </table:table-cell>
          <table:table-cell office:value-type="string" office:value="consisting">
            <text:p>consist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22">
            <text:p>522</text:p>
          </table:table-cell>
          <table:table-cell office:value-type="string" office:value="plant">
            <text:p>plan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23">
            <text:p>523</text:p>
          </table:table-cell>
          <table:table-cell office:value-type="string" office:value="grow">
            <text:p>grow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24">
            <text:p>524</text:p>
          </table:table-cell>
          <table:table-cell office:value-type="string" office:value="sesame">
            <text:p>sesam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25">
            <text:p>525</text:p>
          </table:table-cell>
          <table:table-cell office:value-type="string" office:value="siftings">
            <text:p>sifting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26">
            <text:p>526</text:p>
          </table:table-cell>
          <table:table-cell office:value-type="string" office:value="further">
            <text:p>furth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27">
            <text:p>527</text:p>
          </table:table-cell>
          <table:table-cell office:value-type="string" office:value="soybean">
            <text:p>soybea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28">
            <text:p>528</text:p>
          </table:table-cell>
          <table:table-cell office:value-type="string" office:value="attached">
            <text:p>attach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29">
            <text:p>529</text:p>
          </table:table-cell>
          <table:table-cell office:value-type="string" office:value="spice">
            <text:p>spic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30">
            <text:p>530</text:p>
          </table:table-cell>
          <table:table-cell office:value-type="string" office:value="sprayed">
            <text:p>spray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31">
            <text:p>531</text:p>
          </table:table-cell>
          <table:table-cell office:value-type="string" office:value="spraying">
            <text:p>spray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32">
            <text:p>532</text:p>
          </table:table-cell>
          <table:table-cell office:value-type="string" office:value="density">
            <text:p>densit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33">
            <text:p>533</text:p>
          </table:table-cell>
          <table:table-cell office:value-type="string" office:value="pellets">
            <text:p>pelle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34">
            <text:p>534</text:p>
          </table:table-cell>
          <table:table-cell office:value-type="string" office:value="tamarind">
            <text:p>tamarin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35">
            <text:p>535</text:p>
          </table:table-cell>
          <table:table-cell office:value-type="string" office:value="boiling">
            <text:p>boil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36">
            <text:p>536</text:p>
          </table:table-cell>
          <table:table-cell office:value-type="string" office:value="processed">
            <text:p>process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37">
            <text:p>537</text:p>
          </table:table-cell>
          <table:table-cell office:value-type="string" office:value="grinding">
            <text:p>grind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38">
            <text:p>538</text:p>
          </table:table-cell>
          <table:table-cell office:value-type="string" office:value="used">
            <text:p>us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39">
            <text:p>539</text:p>
          </table:table-cell>
          <table:table-cell office:value-type="string" office:value="manufacturing">
            <text:p>manufactur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3">
            <text:p>1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40">
            <text:p>540</text:p>
          </table:table-cell>
          <table:table-cell office:value-type="string" office:value="shells">
            <text:p>shell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41">
            <text:p>541</text:p>
          </table:table-cell>
          <table:table-cell office:value-type="string" office:value="shingle">
            <text:p>shing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42">
            <text:p>542</text:p>
          </table:table-cell>
          <table:table-cell office:value-type="string" office:value="skins">
            <text:p>skin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43">
            <text:p>543</text:p>
          </table:table-cell>
          <table:table-cell office:value-type="string" office:value="sliced">
            <text:p>slic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44">
            <text:p>544</text:p>
          </table:table-cell>
          <table:table-cell office:value-type="string" office:value="sludge">
            <text:p>sludg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45">
            <text:p>545</text:p>
          </table:table-cell>
          <table:table-cell office:value-type="string" office:value="soil">
            <text:p>soi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46">
            <text:p>546</text:p>
          </table:table-cell>
          <table:table-cell office:value-type="string" office:value="soup">
            <text:p>soup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47">
            <text:p>547</text:p>
          </table:table-cell>
          <table:table-cell office:value-type="string" office:value="spanish">
            <text:p>spanis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48">
            <text:p>548</text:p>
          </table:table-cell>
          <table:table-cell office:value-type="string" office:value="chicory">
            <text:p>chicor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49">
            <text:p>549</text:p>
          </table:table-cell>
          <table:table-cell office:value-type="string" office:value="chili">
            <text:p>chili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50">
            <text:p>550</text:p>
          </table:table-cell>
          <table:table-cell office:value-type="string" office:value="ground">
            <text:p>groun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51">
            <text:p>551</text:p>
          </table:table-cell>
          <table:table-cell office:value-type="string" office:value="amount">
            <text:p>amoun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52">
            <text:p>552</text:p>
          </table:table-cell>
          <table:table-cell office:value-type="string" office:value="cumin">
            <text:p>cumi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53">
            <text:p>553</text:p>
          </table:table-cell>
          <table:table-cell office:value-type="string" office:value="deer">
            <text:p>de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54">
            <text:p>554</text:p>
          </table:table-cell>
          <table:table-cell office:value-type="string" office:value="natural.">
            <text:p>natural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55">
            <text:p>555</text:p>
          </table:table-cell>
          <table:table-cell office:value-type="string" office:value="similar">
            <text:p>simila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56">
            <text:p>556</text:p>
          </table:table-cell>
          <table:table-cell office:value-type="string" office:value="tobacco">
            <text:p>tobacco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57">
            <text:p>557</text:p>
          </table:table-cell>
          <table:table-cell office:value-type="string" office:value="paprika">
            <text:p>paprik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58">
            <text:p>558</text:p>
          </table:table-cell>
          <table:table-cell office:value-type="string" office:value="pepper">
            <text:p>pepp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59">
            <text:p>559</text:p>
          </table:table-cell>
          <table:table-cell office:value-type="string" office:value="raw">
            <text:p>raw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60">
            <text:p>560</text:p>
          </table:table-cell>
          <table:table-cell office:value-type="string" office:value="case">
            <text:p>cas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61">
            <text:p>561</text:p>
          </table:table-cell>
          <table:table-cell office:value-type="string" office:value="reconditioned">
            <text:p>recondition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3">
            <text:p>1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62">
            <text:p>562</text:p>
          </table:table-cell>
          <table:table-cell office:value-type="string" office:value="(screened">
            <text:p>(screen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63">
            <text:p>563</text:p>
          </table:table-cell>
          <table:table-cell office:value-type="string" office:value="sweet">
            <text:p>swee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64">
            <text:p>564</text:p>
          </table:table-cell>
          <table:table-cell office:value-type="string" office:value="separated">
            <text:p>separat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65">
            <text:p>565</text:p>
          </table:table-cell>
          <table:table-cell office:value-type="string" office:value="unground">
            <text:p>ungroun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66">
            <text:p>566</text:p>
          </table:table-cell>
          <table:table-cell office:value-type="string" office:value="leaves">
            <text:p>leav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67">
            <text:p>567</text:p>
          </table:table-cell>
          <table:table-cell office:value-type="string" office:value="stover">
            <text:p>stov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68">
            <text:p>568</text:p>
          </table:table-cell>
          <table:table-cell office:value-type="string" office:value="sugar">
            <text:p>suga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69">
            <text:p>569</text:p>
          </table:table-cell>
          <table:table-cell office:value-type="string" office:value="syrup">
            <text:p>syrup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70">
            <text:p>570</text:p>
          </table:table-cell>
          <table:table-cell office:value-type="string" office:value="tankage">
            <text:p>tankag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71">
            <text:p>571</text:p>
          </table:table-cell>
          <table:table-cell office:value-type="string" office:value="slaughtered">
            <text:p>slaughter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72">
            <text:p>572</text:p>
          </table:table-cell>
          <table:table-cell office:value-type="string" office:value="tea">
            <text:p>tea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73">
            <text:p>573</text:p>
          </table:table-cell>
          <table:table-cell office:value-type="string" office:value="telephone">
            <text:p>telephon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74">
            <text:p>574</text:p>
          </table:table-cell>
          <table:table-cell office:value-type="string" office:value="textile">
            <text:p>texti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75">
            <text:p>575</text:p>
          </table:table-cell>
          <table:table-cell office:value-type="string" office:value="binder">
            <text:p>bind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76">
            <text:p>576</text:p>
          </table:table-cell>
          <table:table-cell office:value-type="string" office:value="tobacco)">
            <text:p>tobacco)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77">
            <text:p>577</text:p>
          </table:table-cell>
          <table:table-cell office:value-type="string" office:value="chopped">
            <text:p>chopp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78">
            <text:p>578</text:p>
          </table:table-cell>
          <table:table-cell office:value-type="string" office:value="cigars">
            <text:p>cigar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79">
            <text:p>579</text:p>
          </table:table-cell>
          <table:table-cell office:value-type="string" office:value="fragments">
            <text:p>fragmen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80">
            <text:p>580</text:p>
          </table:table-cell>
          <table:table-cell office:value-type="string" office:value="resulting">
            <text:p>result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81">
            <text:p>581</text:p>
          </table:table-cell>
          <table:table-cell office:value-type="string" office:value="(i.e.">
            <text:p>(i.e.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82">
            <text:p>582</text:p>
          </table:table-cell>
          <table:table-cell office:value-type="string" office:value="also">
            <text:p>also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83">
            <text:p>583</text:p>
          </table:table-cell>
          <table:table-cell office:value-type="string" office:value="during">
            <text:p>dur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84">
            <text:p>584</text:p>
          </table:table-cell>
          <table:table-cell office:value-type="string" office:value="manufacture">
            <text:p>manufactur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85">
            <text:p>585</text:p>
          </table:table-cell>
          <table:table-cell office:value-type="string" office:value="items">
            <text:p>item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86">
            <text:p>586</text:p>
          </table:table-cell>
          <table:table-cell office:value-type="string" office:value="homogenized">
            <text:p>homogeniz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87">
            <text:p>587</text:p>
          </table:table-cell>
          <table:table-cell office:value-type="string" office:value="leaf">
            <text:p>leaf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88">
            <text:p>588</text:p>
          </table:table-cell>
          <table:table-cell office:value-type="string" office:value="redried">
            <text:p>redri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89">
            <text:p>589</text:p>
          </table:table-cell>
          <table:table-cell office:value-type="string" office:value="smoking">
            <text:p>smok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90">
            <text:p>590</text:p>
          </table:table-cell>
          <table:table-cell office:value-type="string" office:value="stem">
            <text:p>ste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91">
            <text:p>591</text:p>
          </table:table-cell>
          <table:table-cell office:value-type="string" office:value="stemmed">
            <text:p>stemm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92">
            <text:p>592</text:p>
          </table:table-cell>
          <table:table-cell office:value-type="string" office:value="stems">
            <text:p>stem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93">
            <text:p>593</text:p>
          </table:table-cell>
          <table:table-cell office:value-type="string" office:value="considered">
            <text:p>consider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94">
            <text:p>594</text:p>
          </table:table-cell>
          <table:table-cell office:value-type="string" office:value="topsoil">
            <text:p>topsoi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95">
            <text:p>595</text:p>
          </table:table-cell>
          <table:table-cell office:value-type="string" office:value="turtle">
            <text:p>turt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96">
            <text:p>596</text:p>
          </table:table-cell>
          <table:table-cell office:value-type="string" office:value="bagged">
            <text:p>bagg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97">
            <text:p>597</text:p>
          </table:table-cell>
          <table:table-cell office:value-type="string" office:value="small">
            <text:p>small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98">
            <text:p>598</text:p>
          </table:table-cell>
          <table:table-cell office:value-type="string" office:value="pickled">
            <text:p>pickl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599">
            <text:p>599</text:p>
          </table:table-cell>
          <table:table-cell office:value-type="string" office:value="tomato">
            <text:p>tomato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00">
            <text:p>600</text:p>
          </table:table-cell>
          <table:table-cell office:value-type="string" office:value="juice">
            <text:p>juic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01">
            <text:p>601</text:p>
          </table:table-cell>
          <table:table-cell office:value-type="string" office:value="candied">
            <text:p>candi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02">
            <text:p>602</text:p>
          </table:table-cell>
          <table:table-cell office:value-type="string" office:value="canned">
            <text:p>cann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03">
            <text:p>603</text:p>
          </table:table-cell>
          <table:table-cell office:value-type="string" office:value="shipped">
            <text:p>shipp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04">
            <text:p>604</text:p>
          </table:table-cell>
          <table:table-cell office:value-type="string" office:value="longer">
            <text:p>long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05">
            <text:p>605</text:p>
          </table:table-cell>
          <table:table-cell office:value-type="string" office:value="inactivation">
            <text:p>inactivati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2">
            <text:p>12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06">
            <text:p>606</text:p>
          </table:table-cell>
          <table:table-cell office:value-type="string" office:value="immersion">
            <text:p>immersi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07">
            <text:p>607</text:p>
          </table:table-cell>
          <table:table-cell office:value-type="string" office:value="means">
            <text:p>mean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08">
            <text:p>608</text:p>
          </table:table-cell>
          <table:table-cell office:value-type="string" office:value="cured">
            <text:p>cur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09">
            <text:p>609</text:p>
          </table:table-cell>
          <table:table-cell office:value-type="string" office:value="overnight">
            <text:p>overnigh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10">
            <text:p>610</text:p>
          </table:table-cell>
          <table:table-cell office:value-type="string" office:value="and">
            <text:p>an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11">
            <text:p>611</text:p>
          </table:table-cell>
          <table:table-cell office:value-type="string" office:value="kept">
            <text:p>kep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12">
            <text:p>612</text:p>
          </table:table-cell>
          <table:table-cell office:value-type="string" office:value="lawcut">
            <text:p>lawcu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13">
            <text:p>613</text:p>
          </table:table-cell>
          <table:table-cell office:value-type="string" office:value="dried">
            <text:p>dri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14">
            <text:p>614</text:p>
          </table:table-cell>
          <table:table-cell office:value-type="string" office:value="french">
            <text:p>frenc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15">
            <text:p>615</text:p>
          </table:table-cell>
          <table:table-cell office:value-type="string" office:value="110">
            <text:p>110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16">
            <text:p>616</text:p>
          </table:table-cell>
          <table:table-cell office:value-type="string" office:value="deactivate">
            <text:p>deactiva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17">
            <text:p>617</text:p>
          </table:table-cell>
          <table:table-cell office:value-type="string" office:value="percentage">
            <text:p>percentag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18">
            <text:p>618</text:p>
          </table:table-cell>
          <table:table-cell office:value-type="string" office:value="graded">
            <text:p>grad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19">
            <text:p>619</text:p>
          </table:table-cell>
          <table:table-cell office:value-type="string" office:value="for">
            <text:p>fo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20">
            <text:p>620</text:p>
          </table:table-cell>
          <table:table-cell office:value-type="string" office:value="onion">
            <text:p>oni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21">
            <text:p>621</text:p>
          </table:table-cell>
          <table:table-cell office:value-type="string" office:value="sautéed">
            <text:p>sauté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22">
            <text:p>622</text:p>
          </table:table-cell>
          <table:table-cell office:value-type="string" office:value="intended">
            <text:p>intend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23">
            <text:p>623</text:p>
          </table:table-cell>
          <table:table-cell office:value-type="string" office:value="open">
            <text:p>ope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24">
            <text:p>624</text:p>
          </table:table-cell>
          <table:table-cell office:value-type="string" office:value="peeled">
            <text:p>peel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25">
            <text:p>625</text:p>
          </table:table-cell>
          <table:table-cell office:value-type="string" office:value="potato">
            <text:p>potato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26">
            <text:p>626</text:p>
          </table:table-cell>
          <table:table-cell office:value-type="string" office:value="rejects">
            <text:p>rejec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27">
            <text:p>627</text:p>
          </table:table-cell>
          <table:table-cell office:value-type="string" office:value="solution">
            <text:p>solutio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28">
            <text:p>628</text:p>
          </table:table-cell>
          <table:table-cell office:value-type="string" office:value="mash">
            <text:p>mash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29">
            <text:p>629</text:p>
          </table:table-cell>
          <table:table-cell office:value-type="string" office:value="machines">
            <text:p>machin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30">
            <text:p>630</text:p>
          </table:table-cell>
          <table:table-cell office:value-type="string" office:value="floor">
            <text:p>floo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31">
            <text:p>631</text:p>
          </table:table-cell>
          <table:table-cell office:value-type="string" office:value="flakes">
            <text:p>flak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32">
            <text:p>632</text:p>
          </table:table-cell>
          <table:table-cell office:value-type="string" office:value="rissole">
            <text:p>risso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33">
            <text:p>633</text:p>
          </table:table-cell>
          <table:table-cell office:value-type="string" office:value="dipped">
            <text:p>dipp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34">
            <text:p>634</text:p>
          </table:table-cell>
          <table:table-cell office:value-type="string" office:value="blanched">
            <text:p>blanch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35">
            <text:p>635</text:p>
          </table:table-cell>
          <table:table-cell office:value-type="string" office:value="degree">
            <text:p>degre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36">
            <text:p>636</text:p>
          </table:table-cell>
          <table:table-cell office:value-type="string" office:value="inactivate">
            <text:p>inactiva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37">
            <text:p>637</text:p>
          </table:table-cell>
          <table:table-cell office:value-type="string" office:value="precooked">
            <text:p>precook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38">
            <text:p>638</text:p>
          </table:table-cell>
          <table:table-cell office:value-type="string" office:value="without">
            <text:p>withou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39">
            <text:p>639</text:p>
          </table:table-cell>
          <table:table-cell office:value-type="string" office:value="include">
            <text:p>includ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40">
            <text:p>640</text:p>
          </table:table-cell>
          <table:table-cell office:value-type="string" office:value="quick">
            <text:p>quick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41">
            <text:p>641</text:p>
          </table:table-cell>
          <table:table-cell office:value-type="string" office:value="ruling">
            <text:p>rul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42">
            <text:p>642</text:p>
          </table:table-cell>
          <table:table-cell office:value-type="string" office:value="romanian">
            <text:p>romania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43">
            <text:p>643</text:p>
          </table:table-cell>
          <table:table-cell office:value-type="string" office:value="sauerkraut">
            <text:p>sauerkrau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44">
            <text:p>644</text:p>
          </table:table-cell>
          <table:table-cell office:value-type="string" office:value="shredded">
            <text:p>shredd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45">
            <text:p>645</text:p>
          </table:table-cell>
          <table:table-cell office:value-type="string" office:value="thence">
            <text:p>thenc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46">
            <text:p>646</text:p>
          </table:table-cell>
          <table:table-cell office:value-type="string" office:value="hours">
            <text:p>hour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47">
            <text:p>647</text:p>
          </table:table-cell>
          <table:table-cell office:value-type="string" office:value="refrigerator)">
            <text:p>refrigerator)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3">
            <text:p>1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48">
            <text:p>648</text:p>
          </table:table-cell>
          <table:table-cell office:value-type="string" office:value="sealed">
            <text:p>seal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49">
            <text:p>649</text:p>
          </table:table-cell>
          <table:table-cell office:value-type="string" office:value="wooden">
            <text:p>woode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50">
            <text:p>650</text:p>
          </table:table-cell>
          <table:table-cell office:value-type="string" office:value="shelled">
            <text:p>shell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51">
            <text:p>651</text:p>
          </table:table-cell>
          <table:table-cell office:value-type="string" office:value="healed">
            <text:p>heal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52">
            <text:p>652</text:p>
          </table:table-cell>
          <table:table-cell office:value-type="string" office:value="after">
            <text:p>aft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53">
            <text:p>653</text:p>
          </table:table-cell>
          <table:table-cell office:value-type="string" office:value="cooking">
            <text:p>cook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54">
            <text:p>654</text:p>
          </table:table-cell>
          <table:table-cell office:value-type="string" office:value="extraction)">
            <text:p>extraction)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1">
            <text:p>11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55">
            <text:p>655</text:p>
          </table:table-cell>
          <table:table-cell office:value-type="string" office:value="freshness">
            <text:p>freshnes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56">
            <text:p>656</text:p>
          </table:table-cell>
          <table:table-cell office:value-type="string" office:value="washed">
            <text:p>wash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57">
            <text:p>657</text:p>
          </table:table-cell>
          <table:table-cell office:value-type="string" office:value="water">
            <text:p>water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58">
            <text:p>658</text:p>
          </table:table-cell>
          <table:table-cell office:value-type="string" office:value="wax">
            <text:p>wax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59">
            <text:p>659</text:p>
          </table:table-cell>
          <table:table-cell office:value-type="string" office:value="slabs">
            <text:p>slab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60">
            <text:p>660</text:p>
          </table:table-cell>
          <table:table-cell office:value-type="string" office:value="any">
            <text:p>an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3">
            <text:p>3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61">
            <text:p>661</text:p>
          </table:table-cell>
          <table:table-cell office:value-type="string" office:value="from">
            <text:p>from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62">
            <text:p>662</text:p>
          </table:table-cell>
          <table:table-cell office:value-type="string" office:value="forms">
            <text:p>form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63">
            <text:p>663</text:p>
          </table:table-cell>
          <table:table-cell office:value-type="string" office:value="again">
            <text:p>agai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64">
            <text:p>664</text:p>
          </table:table-cell>
          <table:table-cell office:value-type="string" office:value="debris">
            <text:p>debri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65">
            <text:p>665</text:p>
          </table:table-cell>
          <table:table-cell office:value-type="string" office:value="whale">
            <text:p>whal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66">
            <text:p>666</text:p>
          </table:table-cell>
          <table:table-cell office:value-type="string" office:value="wheatwheat">
            <text:p>wheatwhea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67">
            <text:p>667</text:p>
          </table:table-cell>
          <table:table-cell office:value-type="string" office:value="whey">
            <text:p>whey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68">
            <text:p>668</text:p>
          </table:table-cell>
          <table:table-cell office:value-type="string" office:value="separating">
            <text:p>separat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10">
            <text:p>10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69">
            <text:p>669</text:p>
          </table:table-cell>
          <table:table-cell office:value-type="string" office:value="bagging">
            <text:p>bagg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70">
            <text:p>670</text:p>
          </table:table-cell>
          <table:table-cell office:value-type="string" office:value="packaging">
            <text:p>packag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71">
            <text:p>671</text:p>
          </table:table-cell>
          <table:table-cell office:value-type="string" office:value="wood">
            <text:p>woo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72">
            <text:p>672</text:p>
          </table:table-cell>
          <table:table-cell office:value-type="string" office:value="cleaned">
            <text:p>clean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73">
            <text:p>673</text:p>
          </table:table-cell>
          <table:table-cell office:value-type="string" office:value="imported">
            <text:p>import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74">
            <text:p>674</text:p>
          </table:table-cell>
          <table:table-cell office:value-type="string" office:value="grease">
            <text:p>greas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75">
            <text:p>675</text:p>
          </table:table-cell>
          <table:table-cell office:value-type="string" office:value="scouring">
            <text:p>scour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76">
            <text:p>676</text:p>
          </table:table-cell>
          <table:table-cell office:value-type="string" office:value="mixture">
            <text:p>mixtur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77">
            <text:p>677</text:p>
          </table:table-cell>
          <table:table-cell office:value-type="string" office:value="domestic">
            <text:p>domestic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8">
            <text:p>8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78">
            <text:p>678</text:p>
          </table:table-cell>
          <table:table-cell office:value-type="string" office:value="pulled">
            <text:p>pull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6">
            <text:p>6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79">
            <text:p>679</text:p>
          </table:table-cell>
          <table:table-cell office:value-type="string" office:value="hides">
            <text:p>hide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80">
            <text:p>680</text:p>
          </table:table-cell>
          <table:table-cell office:value-type="string" office:value="including">
            <text:p>including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9">
            <text:p>9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81">
            <text:p>681</text:p>
          </table:table-cell>
          <table:table-cell office:value-type="string" office:value="foreign">
            <text:p>foreig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82">
            <text:p>682</text:p>
          </table:table-cell>
          <table:table-cell office:value-type="string" office:value="scoured">
            <text:p>scour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83">
            <text:p>683</text:p>
          </table:table-cell>
          <table:table-cell office:value-type="string" office:value="tags">
            <text:p>tag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84">
            <text:p>684</text:p>
          </table:table-cell>
          <table:table-cell office:value-type="string" office:value="(matted">
            <text:p>(matt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85">
            <text:p>685</text:p>
          </table:table-cell>
          <table:table-cell office:value-type="string" office:value="waste">
            <text:p>waste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86">
            <text:p>686</text:p>
          </table:table-cell>
          <table:table-cell office:value-type="string" office:value="knitted">
            <text:p>knitted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87">
            <text:p>687</text:p>
          </table:table-cell>
          <table:table-cell office:value-type="string" office:value="yarn">
            <text:p>yarn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4">
            <text:p>4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88">
            <text:p>688</text:p>
          </table:table-cell>
          <table:table-cell office:value-type="string" office:value="wreaths">
            <text:p>wreath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7">
            <text:p>7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89">
            <text:p>689</text:p>
          </table:table-cell>
          <table:table-cell office:value-type="string" office:value="worms">
            <text:p>worm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90">
            <text:p>690</text:p>
          </table:table-cell>
          <table:table-cell office:value-type="string" office:value="flats">
            <text:p>flats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  <table:table-row>
          <table:table-cell table:style-name="pd1" office:value-type="float" office:value="691">
            <text:p>691</text:p>
          </table:table-cell>
          <table:table-cell office:value-type="string" office:value="yeast">
            <text:p>yeast</text:p>
          </table:table-cell>
          <table:table-cell office:value-type="string" office:value="xx">
            <text:p>xx</text:p>
          </table:table-cell>
          <table:table-cell office:value-type="string" office:value="xx">
            <text:p>xx</text:p>
          </table:table-cell>
          <table:table-cell office:value-type="float" office:value="5">
            <text:p>5</text:p>
          </table:table-cell>
          <table:table-cell office:value-type="string" office:value="xx">
            <text:p>x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xlink="http://www.w3.org/1999/xlink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xlink="http://www.w3.org/1999/xlink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